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co28" style:family="table-column">
      <style:table-column-properties fo:break-before="auto" style:column-width="2.8764in"/>
    </style:style>
    <style:style style:name="co29" style:family="table-column">
      <style:table-column-properties fo:break-before="auto" style:column-width="1.3846in"/>
    </style:style>
    <style:style style:name="co30" style:family="table-column">
      <style:table-column-properties fo:break-before="auto" style:column-width="2.5728in"/>
    </style:style>
    <style:style style:name="co31" style:family="table-column">
      <style:table-column-properties fo:break-before="auto" style:column-width="2.8409in"/>
    </style:style>
    <style:style style:name="co32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ce9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/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date" office:date-value="2020-10-01" calcext:value-type="date">
            <text:p>01-Oct-2020</text:p>
          </table:table-cell>
          <table:table-cell/>
          <table:table-cell office:value-type="string" calcext:value-type="string">
            <text:p>See TAB exp_devolution tab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revenue_sources tab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/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Update if I have time – might be tricky</text:p>
          </table:table-cell>
        </table:table-row>
      </table:table>
      <table:table table:name="Chapter 6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ce9"/>
        <table:table-column table:style-name="co8" table:default-cell-style-name="Default"/>
        <table:table-column table:style-name="co3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ig revisions to 2015 and 2016 GDP figures since first edition of book!</text:p>
          </table:table-cell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g revisions mean changes are necessary, eg recession in 2015Q2-3</text:p>
          </table:table-cell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employmentandlabourmarket/peopleinwork/earningsandworkinghours/datasets/ashe1997to2015selectedestimates</text:p>
          </table:table-cell>
          <table:table-cell office:value-type="string" calcext:value-type="string">
            <text:p>Full time employees gross pay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8 prices as 2019 data for UK ex-regio productivity unavailable</text:p>
          </table:table-cell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gov.scot/publications/labour-productivity-statistics-2019-q4/</text:p>
          </table:table-cell>
          <table:table-cell/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8 data in 2018 prices as 2019 data are provisional</text:p>
          </table:table-cell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datasets/ashe-tables-3/editions/time-series/versions/1</text:p>
          </table:table-cell>
          <table:table-cell office:value-type="string" calcext:value-type="string">
            <text:p>Used new filter tool to avoid downloading huge fi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ignificant revisions will probably change conclusions in text!</text:p>
          </table:table-cell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le F tab</text:p>
          </table:table-cell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table:number-columns-repeated="2"/>
          <table:table-cell office:value-type="string" calcext:value-type="string">
            <text:p><text:s/>Scottish exports by destination 2014.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loext:min-decimal-places="1" number:min-integer-digits="1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2:36:14.72274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6T16:43:53.396825590</dc:date>
    <meta:editing-duration>P2DT3H14M18S</meta:editing-duration>
    <meta:editing-cycles>71</meta:editing-cycles>
    <meta:generator>LibreOffice/6.4.5.2$Linux_X86_64 LibreOffice_project/40$Build-2</meta:generator>
    <dc:creator>Andrew Conway</dc:creator>
    <meta:document-statistic meta:table-count="6" meta:cell-count="929" meta:object-count="0"/>
    <meta:user-defined meta:name="qrichtext">1</meta:user-defined>
  </office:meta>
</office:document-meta>
</file>